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Mapping.getHandlerInternal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HandlerMapping.initServletContex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HandlerMapping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Mapping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HandlerMapping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HandlerMapping.setWebSocketUpgradeMatch( boolean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Mapping.matchWebSocketUpgrade( @ Nullable Object handler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